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ab</text:h>
                    <text:list>
                        <text:list-item>
                            <text:h text:style-name="Heading_20_2" text:outline-level="2">Description</text:h>
                        </text:list-item>
                    </text:list>
                </text:list-item>
            </text:list>

            <text:p text:style-name="Standard">This widget should be used as a child of Tabview widget. See Tabview widget for the more details.</text:p>

            
                <text:list xml:id="list_Tab2" text:continue-numbering="true" text:continue-list="list_Tab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ab4" text:continue-numbering="true" text:style-name="Outline">
                                                <text:list-item>
                                                    <text:list>
                                                        <text:list-item>
                                                            <text:list>
                                                                <text:list-item>
                                                                    <text:h text:style-name="Heading_20_3" text:outline-level="3">
                                                                        Tab name
                                                                        <text:s text:c="4"/>
                                                                        <text:span text:style-name="T2">EXPRESSION (string)</text:span>
                                                                    </text:h>
                                                                </text:list-item>
                                                            </text:list>
                                                        </text:list-item>
                                                    </text:list>
                                                </text:list-item>
                                            </text:list>
                                            <text:p text:style-name="Standard">The name of the tab.</text:p>,
                                            <text:list xml:id="list_Tab5" text:continue-numbering="true" text:continue-list="list_Tab4" text:style-name="Outline">
                                                <text:list-item>
                                                    <text:list>
                                                        <text:list-item>
                                                            <text:list>
                                                                <text:list-item>
                                                                    <text:h text:style-name="Heading_20_3" text:outline-level="3">
                                                                        Tab name type
                                                                        <text:s text:c="4"/>
                                                                        <text:span text:style-name="T2">Enum</text:span>
                                                                    </text:h>
                                                                </text:list-item>
                                                            </text:list>
                                                        </text:list-item>
                                                    </text:list>
                                                </text:list-item>
                                            </text:list>
                                            <text:p text:style-name="Standard">Here we can choose whether the <text:span text:style-name="backtick">Name</text:span> property will be calculated from th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6" text:continue-numbering="true" text:continue-list="list_Tab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7" text:continue-numbering="true" text:continue-list="list_Tab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ab8" text:continue-numbering="true" text:continue-list="list_Tab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ab9" text:continue-numbering="true" text:continue-list="list_Tab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10" text:continue-numbering="true" text:continue-list="list_Tab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ab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ab12" text:continue-numbering="true" text:continue-list="list_Tab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13" text:continue-numbering="true" text:continue-list="list_Tab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ab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ab15" text:continue-numbering="true" text:continue-list="list_Tab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16" text:continue-numbering="true" text:continue-list="list_Tab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ab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ab18" text:continue-numbering="true" text:continue-list="list_Tab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19" text:continue-numbering="true" text:continue-list="list_Tab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ab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21" text:continue-numbering="true" text:continue-list="list_Tab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ab22" text:continue-numbering="true" text:continue-list="list_Tab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ab23" text:continue-numbering="true" text:continue-list="list_Tab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ab24" text:continue-numbering="true" text:continue-list="list_Tab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ab25" text:continue-numbering="true" text:continue-list="list_Tab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ab26" text:continue-numbering="true" text:continue-list="list_Tab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ab27" text:continue-numbering="true" text:continue-list="list_Tab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ab28" text:continue-numbering="true" text:continue-list="list_Tab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ab29" text:continue-numbering="true" text:continue-list="list_Tab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ab30" text:continue-numbering="true" text:continue-list="list_Tab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ab31" text:continue-numbering="true" text:continue-list="list_Tab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ab32" text:continue-numbering="true" text:continue-list="list_Tab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ab33" text:continue-numbering="true" text:continue-list="list_Tab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ab34" text:continue-numbering="true" text:continue-list="list_Tab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ab35" text:continue-numbering="true" text:continue-list="list_Tab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ab36" text:continue-numbering="true" text:continue-list="list_Tab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ab37" text:continue-numbering="true" text:continue-list="list_Tab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ab38" text:continue-numbering="true" text:continue-list="list_Tab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ab39" text:continue-numbering="true" text:continue-list="list_Tab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ab40" text:continue-numbering="true" text:continue-list="list_Tab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ab41" text:continue-numbering="true" text:continue-list="list_Tab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ab42" text:continue-numbering="true" text:continue-list="list_Tab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ab43" text:continue-numbering="true" text:continue-list="list_Tab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ab44" text:continue-numbering="true" text:continue-list="list_Tab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ab45" text:continue-numbering="true" text:continue-list="list_Tab4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ab4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ab47" text:continue-numbering="true" text:continue-list="list_Tab4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ab4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ab49" text:continue-numbering="true" text:continue-list="list_Tab4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ab50" text:continue-numbering="true" text:continue-list="list_Tab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ab51" text:continue-numbering="true" text:continue-list="list_Tab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ab52" text:continue-numbering="true" text:continue-list="list_Tab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ab53" text:continue-numbering="true" text:continue-list="list_Tab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ab54" text:continue-numbering="true" text:continue-list="list_Tab5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55" text:continue-numbering="true" text:continue-list="list_Tab5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5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57" text:continue-numbering="true" text:continue-list="list_Tab5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58" text:continue-numbering="true" text:continue-list="list_Tab5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59" text:continue-numbering="true" text:continue-list="list_Tab5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ab3" text:continue-numbering="true" text:continue-list="list_Tab2" text:style-name="Outline">
                        <text:list-item>
                            <text:list>
                                <text:list-item>
                                    <text:h text:style-name="Heading_20_2" text:outline-level="2">Examples</text:h>
                                </text:list-item>
                            </text:list>
                        </text:list-item>
                    </text:list>
                    <text:p text:style-name="Standard"/>
                    
                    <text:list xml:id="list_Tab60" text:style-name="List_20_1">
                        
                        <text:list-item>
                            <text:p text:style-name="List_20_1_20_Start">
                                <text:span text:style-name="T1">Tabview</text:span>
                            </text:p>
                            
                        </text:list-item>
                        
                    

                        <text:list-item>
                            <text:p text:style-name="List_20_1_20_Start">
                                <text:span text:style-name="T1">Styled Tabview</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